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7CA44854F3.png" manifest:media-type="image/png"/>
  <manifest:file-entry manifest:full-path="Pictures/10000001000005F6000002F184AE8C68.png" manifest:media-type="image/png"/>
  <manifest:file-entry manifest:full-path="Pictures/10000001000005ED000002FC429666F7.png" manifest:media-type="image/png"/>
  <manifest:file-entry manifest:full-path="Pictures/10000001000005BD000002EA637E4977.png" manifest:media-type="image/png"/>
  <manifest:file-entry manifest:full-path="Pictures/10000001000005E6000002F999F99443.png" manifest:media-type="image/png"/>
  <manifest:file-entry manifest:full-path="Pictures/10000001000005EE00000308575DDCD7.png" manifest:media-type="image/png"/>
  <manifest:file-entry manifest:full-path="Pictures/100000010000057B000002FC5C92D807.png" manifest:media-type="image/png"/>
  <manifest:file-entry manifest:full-path="Pictures/100000010000057C0000030664DCA7D2.png" manifest:media-type="image/png"/>
  <manifest:file-entry manifest:full-path="Pictures/10000001000005E400000303DF7F5A72.png" manifest:media-type="image/png"/>
  <manifest:file-entry manifest:full-path="Pictures/1000000100000512000003046F917FF8.png" manifest:media-type="image/png"/>
  <manifest:file-entry manifest:full-path="Pictures/10000001000005EA000002CB3DE7F4E2.png" manifest:media-type="image/png"/>
  <manifest:file-entry manifest:full-path="Pictures/10000001000005770000030A66E1C0E6.png" manifest:media-type="image/png"/>
  <manifest:file-entry manifest:full-path="Pictures/10000001000005E300000302CCFCD1F0.png" manifest:media-type="image/png"/>
  <manifest:file-entry manifest:full-path="Pictures/10000001000005D4000002E440E20C00.png" manifest:media-type="image/png"/>
  <manifest:file-entry manifest:full-path="Pictures/10000001000002D5000000EF14FE3F05.png" manifest:media-type="image/png"/>
  <manifest:file-entry manifest:full-path="Pictures/100000010000017E000000E20A1841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28.702cm" style:rel-column-width="65535*"/>
    </style:style>
    <style:style style:name="t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3" style:family="table-row">
      <style:table-row-properties fo:keep-together="auto"/>
    </style:style>
    <style:style style:name="t2" style:family="table">
      <style:table-properties style:width="28.702cm" table:align="margins" style:shadow="none" style:may-break-between-rows="true" table:border-model="collapsing"/>
    </style:style>
    <style:style style:name="t2.A" style:family="table-column">
      <style:table-column-properties style:column-width="28.702cm" style:rel-column-width="65535*"/>
    </style:style>
    <style:style style:name="t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2.4" style:family="table-row">
      <style:table-row-properties fo:keep-together="auto"/>
    </style:style>
    <style:style style:name="P1" style:family="paragraph" style:parent-style-name="Standard">
      <style:text-properties officeooo:rsid="001ee1c8" officeooo:paragraph-rsid="001ee1c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4ee" officeooo:paragraph-rsid="001c24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row>
          <table:table-cell table:style-name="t1.A1" office:value-type="string">
            <text:p text:style-name="P3"><draw:frame draw:style-name="fr5" draw:name="Imagen1" text:anchor-type="char" svg:width="28.508cm" svg:height="14.476cm" draw:z-index="0"><draw:image xlink:href="Pictures/10000001000005BD000002EA637E497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1.A2" office:value-type="string">
            <text:p text:style-name="P2"><draw:frame draw:style-name="fr4" draw:name="Imagen2" text:anchor-type="char" svg:width="28.508cm" svg:height="14.365cm" draw:z-index="1"><draw:image xlink:href="Pictures/10000001000005E6000002F999F99443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3" text:anchor-type="char" svg:width="28.508cm" svg:height="15.522cm" draw:z-index="2"><draw:image xlink:href="Pictures/100000010000057B000002FC5C92D807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4" text:anchor-type="char" svg:width="28.508cm" svg:height="14.573cm" draw:z-index="3"><draw:image xlink:href="Pictures/10000001000005E400000303DF7F5A7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5" text:anchor-type="char" svg:width="28.508cm" svg:height="16.955cm" draw:z-index="4"><draw:image xlink:href="Pictures/1000000100000512000003046F917FF8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6" text:anchor-type="char" svg:width="28.508cm" svg:height="15.854cm" draw:z-index="5"><draw:image xlink:href="Pictures/10000001000005770000030A66E1C0E6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7" text:anchor-type="char" svg:width="28.508cm" svg:height="15.714cm" draw:z-index="6"><draw:image xlink:href="Pictures/100000010000057C0000030664DCA7D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8" text:anchor-type="char" svg:width="28.508cm" svg:height="13.462cm" draw:z-index="7"><draw:image xlink:href="Pictures/10000001000005EA000002CB3DE7F4E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9" text:anchor-type="char" svg:width="28.508cm" svg:height="14.138cm" draw:z-index="8"><draw:image xlink:href="Pictures/10000001000005D4000002E440E20C00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10" text:anchor-type="char" svg:width="28.508cm" svg:height="14.571cm" draw:z-index="9"><draw:image xlink:href="Pictures/10000001000005EE00000308575DDCD7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1" draw:name="Imagen11" text:anchor-type="char" svg:width="10.105cm" svg:height="5.978cm" draw:z-index="10"><draw:image xlink:href="Pictures/100000010000017E000000E20A1841E0.png" xlink:type="simple" xlink:show="embed" xlink:actuate="onLoad" draw:mime-type="image/png"/></draw:frame></text:p>
          </table:table-cell>
        </table:table-row>
      </table:table>
      <text:p text:style-name="Standard"/>
      <text:p text:style-name="P1">Soluciones:</text:p>
      <text:p text:style-name="P1"/>
      <table:table table:name="t2" table:style-name="t2" table:template-name="Default Style">
        <table:table-column table:style-name="t2.A"/>
        <table:table-row>
          <table:table-cell table:style-name="t2.A1" office:value-type="string">
            <text:p text:style-name="P2"><draw:frame draw:style-name="fr3" draw:name="Imagen12" text:anchor-type="char" svg:width="19.179cm" svg:height="6.322cm" draw:z-index="11"><draw:image xlink:href="Pictures/10000001000002D5000000EF14FE3F0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2.A2" office:value-type="string">
            <text:p text:style-name="P2"><draw:frame draw:style-name="fr2" draw:name="Imagen13" text:anchor-type="char" svg:width="28.508cm" svg:height="14.564cm" draw:z-index="12"><draw:image xlink:href="Pictures/10000001000005E300000302CCFCD1F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2.A2" office:value-type="string">
            <text:p text:style-name="P2"><draw:frame draw:style-name="fr2" draw:name="Imagen14" text:anchor-type="char" svg:width="28.508cm" svg:height="14.356cm" draw:z-index="13"><draw:image xlink:href="Pictures/10000001000005ED000002FC429666F7.png" xlink:type="simple" xlink:show="embed" xlink:actuate="onLoad" draw:mime-type="image/png"/></draw:frame></text:p>
          </table:table-cell>
        </table:table-row>
        <text:soft-page-break/>
        <table:table-row table:style-name="t2.4">
          <table:table-cell table:style-name="t2.A2" office:value-type="string">
            <text:p text:style-name="P2"><draw:frame draw:style-name="fr2" draw:name="Imagen15" text:anchor-type="char" svg:width="28.508cm" svg:height="14.065cm" draw:z-index="14"><draw:image xlink:href="Pictures/10000001000005F6000002F184AE8C68.png" xlink:type="simple" xlink:show="embed" xlink:actuate="onLoad" draw:mime-type="image/png"/></draw:frame></text:p>
          </table:table-cell>
        </table:table-row>
        <text:soft-page-break/>
        <table:table-row table:style-name="t2.4">
          <table:table-cell table:style-name="t2.A2" office:value-type="string">
            <text:p text:style-name="P2"><draw:frame draw:style-name="fr1" draw:name="Imagen16" text:anchor-type="char" svg:width="19.84cm" svg:height="10.052cm" draw:z-index="15"><draw:image xlink:href="Pictures/10000001000002EE0000017CA44854F3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50:32.848146480</meta:creation-date>
    <dc:date>2024-12-29T02:01:56.150124288</dc:date>
    <meta:editing-duration>PT4H58M43S</meta:editing-duration>
    <meta:editing-cycles>4</meta:editing-cycles>
    <meta:generator>LibreOffice/24.2.7.2$Linux_X86_64 LibreOffice_project/420$Build-2</meta:generator>
    <meta:document-statistic meta:table-count="2" meta:image-count="16" meta:object-count="0" meta:page-count="15" meta:paragraph-count="1" meta:word-count="1" meta:character-count="11" meta:non-whitespace-character-count="11"/>
  </office:meta>
</office:document-meta>
</file>